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方程</text:p>
          </table:table-cell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se 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 or N</text:p>
          </table:table-cell>
          <table:table-cell table:style-name="Default" office:value-type="string" calcext:value-type="string">
            <text:p>error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LOG([.C11]/[.C12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LOG([.C12]/[.C13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LOG([.C13]/[.C14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LOG([.C14]/[.C15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LOG([.C15]/[.C16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LOG([.C16]/[.C17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LOG([.C17]/[.C18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2"/>
          <table:table-cell table:formula="of:=LOG([.C18]/[.C19])/LOG(2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LOG([.C21]/[.C22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LOG([.C22]/[.C23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LOG([.C23]/[.C24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LOG([.C24]/[.C25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LOG([.C25]/[.C26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LOG([.C26]/[.C27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LOG([.C27]/[.C28])/LOG(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table:style-name="ce2"/>
          <table:table-cell table:formula="of:=LOG([.C28]/[.C29])/LOG(2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CJK SC" style:font-family-complex="'Noto Sans CJK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1:15:30.329985849</meta:creation-date>
    <dc:date>2025-09-25T11:17:07.345456417</dc:date>
    <meta:editing-duration>PT1M37S</meta:editing-duration>
    <meta:editing-cycles>1</meta:editing-cycles>
    <meta:document-statistic meta:table-count="1" meta:cell-count="24" meta:object-count="0"/>
    <meta:generator>LibreOffice/24.2.7.2$Linux_X86_64 LibreOffice_project/420$Build-2</meta:generator>
  </office:meta>
</office:document-meta>
</file>